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00FFB50D3D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8431in" fo:margin-left="0in" table:align="left"/>
    </style:style>
    <style:style style:name="Table1.A" style:family="table-column">
      <style:table-column-properties style:column-width="0.4688in"/>
    </style:style>
    <style:style style:name="Table1.B" style:family="table-column">
      <style:table-column-properties style:column-width="1.6736in"/>
    </style:style>
    <style:style style:name="Table1.C" style:family="table-column">
      <style:table-column-properties style:column-width="2.166in"/>
    </style:style>
    <style:style style:name="Table1.D" style:family="table-column">
      <style:table-column-properties style:column-width="2.5347in"/>
    </style:style>
    <style:style style:name="Table1.A1" style:family="table-cell">
      <style:table-cell-properties fo:padding-left="0.075in" fo:padding-right="0.075in" fo:padding-top="0in" fo:padding-bottom="0in" fo:border="0.5pt solid #000000"/>
    </style:style>
    <style:style style:name="P1" style:family="paragraph" style:parent-style-name="Inhaltsverzeichnis_20_Überschrift">
      <style:paragraph-properties fo:break-before="page"/>
    </style:style>
    <style:style style:name="P2" style:family="paragraph" style:parent-style-name="Standard">
      <style:paragraph-properties fo:text-align="center" style:justify-single-word="false" fo:padding="0.0138in" fo:border="0.26pt solid #000000" style:shadow="none"/>
      <style:text-properties fo:font-size="20pt" fo:font-weight="bold" style:font-size-asian="20pt" style:font-weight-asian="bold" style:font-size-complex="20pt" style:font-weight-complex="bold"/>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Verzeichnis_20_1">
      <style:paragraph-properties>
        <style:tab-stops>
          <style:tab-stop style:position="0.3055in"/>
          <style:tab-stop style:position="6.6862in" style:type="right" style:leader-style="dotted" style:leader-text="."/>
        </style:tab-stops>
      </style:paragraph-properties>
    </style:style>
    <style:style style:name="P7" style:family="paragraph" style:parent-style-name="Verzeichnis_20_2">
      <style:paragraph-properties>
        <style:tab-stops>
          <style:tab-stop style:position="0.4445in"/>
          <style:tab-stop style:position="6.5193in" style:type="right" style:leader-style="dotted" style:leader-text="."/>
        </style:tab-stops>
      </style:paragraph-properties>
    </style:style>
    <style:style style:name="P8" style:family="paragraph" style:parent-style-name="Textkörper">
      <style:paragraph-properties fo:margin-top="0.1665in" fo:margin-bottom="0in" style:contextual-spacing="false"/>
    </style:style>
    <style:style style:name="P9" style:family="paragraph" style:parent-style-name="Textkörper">
      <style:text-properties fo:font-weight="bold" style:font-weight-asian="bold"/>
    </style:style>
    <style:style style:name="P10" style:family="paragraph" style:parent-style-name="Textkörper">
      <style:text-properties style:font-name-complex="Times New Roman"/>
    </style:style>
    <style:style style:name="P11" style:family="paragraph" style:parent-style-name="Textkörper">
      <style:text-properties officeooo:rsid="0014a192" officeooo:paragraph-rsid="0014a192"/>
    </style:style>
    <style:style style:name="P12" style:family="paragraph" style:parent-style-name="Standard" style:master-page-name="MP0">
      <style:paragraph-properties fo:text-align="center" style:justify-single-word="false" style:page-number="auto" fo:break-before="page" fo:padding="0.0138in" fo:border="0.26pt solid #000000" style:shadow="none"/>
      <style:text-properties fo:font-size="20pt" fo:font-weight="bold" style:font-size-asian="20pt" style:font-weight-asian="bold" style:font-size-complex="20pt" style:font-weight-complex="bold"/>
    </style:style>
    <style:style style:name="P13" style:family="paragraph" style:parent-style-name="Standard" style:list-style-name="L1"/>
    <style:style style:name="P14" style:family="paragraph" style:parent-style-name="Überschrift_20_1" style:master-page-name="MP1">
      <style:paragraph-properties style:page-number="auto" fo:break-before="page"/>
    </style:style>
    <style:style style:name="P15" style:family="paragraph" style:parent-style-name="Überschrift_20_1">
      <style:paragraph-properties fo:break-before="page"/>
    </style:style>
    <style:style style:name="P16" style:family="paragraph" style:parent-style-name="Überschrift_20_2">
      <style:paragraph-properties fo:break-before="page"/>
    </style:style>
    <style:style style:name="P17" style:family="paragraph" style:parent-style-name="Textkörper">
      <style:text-properties officeooo:rsid="00168b95" officeooo:paragraph-rsid="00168b95"/>
    </style:style>
    <style:style style:name="P18" style:family="paragraph" style:parent-style-name="Textkörper">
      <style:text-properties fo:font-weight="bold" officeooo:rsid="001ccc3e" officeooo:paragraph-rsid="001ccc3e" style:font-weight-asian="bold" style:font-weight-complex="bold"/>
    </style:style>
    <style:style style:name="P19" style:family="paragraph" style:parent-style-name="Listenabsatz" style:list-style-name="L2"/>
    <style:style style:name="T1" style:family="text">
      <style:text-properties style:font-name="Calibri" fo:font-size="11pt" style:letter-kerning="false" style:font-name-asian="Times New Roman" style:font-size-asian="11pt" style:language-asian="de" style:country-asian="AT" style:font-name-complex="Times New Roman" style:font-size-complex="11pt" style:language-complex="ar" style:country-complex="SA"/>
    </style:style>
    <style:style style:name="T2" style:family="text">
      <style:text-properties fo:color="#000000" style:letter-kerning="false" style:font-name-asian="Times New Roman" style:language-asian="de" style:country-asian="AT" style:font-name-complex="Times New Roman" style:language-complex="ar" style:country-complex="SA"/>
    </style:style>
    <style:style style:name="T3" style:family="text">
      <style:text-properties style:language-asian="de" style:country-asian="AT" style:language-complex="ar" style:country-complex="SA"/>
    </style:style>
    <style:style style:name="T4" style:family="text">
      <style:text-properties officeooo:rsid="00137ab3"/>
    </style:style>
    <style:style style:name="T5" style:family="text">
      <style:text-properties officeooo:rsid="00160d87"/>
    </style:style>
    <style:style style:name="T6" style:family="text">
      <style:text-properties officeooo:rsid="00168b95"/>
    </style:style>
    <style:style style:name="T7" style:family="text">
      <style:text-properties officeooo:rsid="00183420"/>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shadow="#333333 0.1075in 0.1075in"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1.9693in" draw:visible-area-height="1.9693in"/>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1LVL1" text:bullet-char="-">
        <style:list-level-properties text:space-before="0.25in" text:min-label-width="0.25in"/>
        <style:text-properties style:font-name="Times New Roman"/>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Enterprise Information Systems – </text:p>
      <text:p text:style-name="P2">Business- &amp; Management-Prozesse</text:p>
      <text:p text:style-name="P2"/>
      <text:p text:style-name="P3"/>
      <text:p text:style-name="P5">Gruppe <text:span text:style-name="T4">21</text:span></text:p>
      <text:p text:style-name="P5"><text:span text:style-name="T4">Jakub Zarzycki</text:span> (<text:span text:style-name="T4">1125705</text:span>/<text:span text:style-name="T4">033 526</text:span>)</text:p>
      <text:p text:style-name="P5"><text:span text:style-name="T4">Aleksandar Kamenica</text:span> (<text:span text:style-name="T4">1126294</text:span>/<text:span text:style-name="T4">033 526</text:span>)</text:p>
      <text:p text:style-name="P5"><text:tab/><text:span text:style-name="T4">Daniel Göschl</text:span> (<text:span text:style-name="T4">1127483</text:span>/Studienkennzahl)</text:p>
      <text:p text:style-name="P5"/>
      <text:p text:style-name="P5"/>
      <text:p text:style-name="P5">Wien, Mai 2014</text:p>
      <text:p text:style-name="P5"/>
      <text:p text:style-name="P4">Übungsteil: Kurzbeschreibung</text:p>
      <text:p text:style-name="P4"/>
      <text:list xml:id="list6693418630135649632" text:style-name="L1">
        <text:list-item>
          <text:p text:style-name="P13">Beschreibung der CPPI-Strategie – Max. 5 Punkte</text:p>
        </text:list-item>
        <text:list-item>
          <text:p text:style-name="P13">Zuordnung eines PDCA-Management-Infrastruktur – Max. 10 Punkte</text:p>
        </text:list-item>
        <text:list-item>
          <text:p text:style-name="P13">Implementierung &amp; Dokumentation der Implementierung – Max. 15 Punkte</text:p>
        </text:list-item>
      </text:list>
      <text:p text:style-name="Standard"/>
      <text:p text:style-name="Standard"/>
      <text:p text:style-name="P1">Inhaltsverzeichni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Toc387315869" office:target-frame-name="_top" xlink:show="replace"><text:span text:style-name="Hyperlink">1</text:span></text:a><text:a xlink:type="simple" xlink:href="#_Toc387315869" office:target-frame-name="_top" xlink:show="replace"><text:span text:style-name="Absatz-Standardschriftart"><text:span text:style-name="T1"><text:tab/></text:span></text:span></text:a><text:a xlink:type="simple" xlink:href="#_Toc387315869" office:target-frame-name="_top" xlink:show="replace"><text:span text:style-name="Hyperlink">Beschreibung der CPPI-Strategie</text:span></text:a><text:a xlink:type="simple" xlink:href="#_Toc387315869" office:target-frame-name="_top" xlink:show="replace"><text:tab/>3</text:a></text:p>
          <text:p text:style-name="P7"><text:a xlink:type="simple" xlink:href="#_Toc387315870" office:target-frame-name="_top" xlink:show="replace"><text:span text:style-name="Hyperlink">1.0</text:span></text:a><text:a xlink:type="simple" xlink:href="#_Toc387315870" office:target-frame-name="_top" xlink:show="replace"><text:span text:style-name="Absatz-Standardschriftart"><text:span text:style-name="T1"><text:tab/></text:span></text:span></text:a><text:a xlink:type="simple" xlink:href="#_Toc387315870" office:target-frame-name="_top" xlink:show="replace"><text:span text:style-name="Hyperlink">Beschreibung der Aufgabenstellung</text:span></text:a><text:a xlink:type="simple" xlink:href="#_Toc387315870" office:target-frame-name="_top" xlink:show="replace"><text:tab/>3</text:a></text:p>
          <text:p text:style-name="P7"><text:a xlink:type="simple" xlink:href="#_Toc387315871" office:target-frame-name="_top" xlink:show="replace"><text:span text:style-name="Hyperlink">1.1</text:span></text:a><text:a xlink:type="simple" xlink:href="#_Toc387315871" office:target-frame-name="_top" xlink:show="replace"><text:span text:style-name="Absatz-Standardschriftart"><text:span text:style-name="T1"><text:tab/></text:span></text:span></text:a><text:a xlink:type="simple" xlink:href="#_Toc387315871" office:target-frame-name="_top" xlink:show="replace"><text:span text:style-name="Hyperlink">Lösung</text:span></text:a><text:a xlink:type="simple" xlink:href="#_Toc387315871" office:target-frame-name="_top" xlink:show="replace"><text:tab/>3</text:a></text:p>
          <text:p text:style-name="P6"><text:a xlink:type="simple" xlink:href="#_Toc387315872" office:target-frame-name="_top" xlink:show="replace"><text:span text:style-name="Hyperlink">2</text:span></text:a><text:a xlink:type="simple" xlink:href="#_Toc387315872" office:target-frame-name="_top" xlink:show="replace"><text:span text:style-name="Absatz-Standardschriftart"><text:span text:style-name="T1"><text:tab/></text:span></text:span></text:a><text:a xlink:type="simple" xlink:href="#_Toc387315872" office:target-frame-name="_top" xlink:show="replace"><text:span text:style-name="Hyperlink">Zuordnung eines PDCA-Management-Infrastruktur</text:span></text:a><text:a xlink:type="simple" xlink:href="#_Toc387315872" office:target-frame-name="_top" xlink:show="replace"><text:tab/>4</text:a></text:p>
          <text:p text:style-name="P7"><text:a xlink:type="simple" xlink:href="#_Toc387315873" office:target-frame-name="_top" xlink:show="replace"><text:span text:style-name="Hyperlink">2.0</text:span></text:a><text:a xlink:type="simple" xlink:href="#_Toc387315873" office:target-frame-name="_top" xlink:show="replace"><text:span text:style-name="Absatz-Standardschriftart"><text:span text:style-name="T1"><text:tab/></text:span></text:span></text:a><text:a xlink:type="simple" xlink:href="#_Toc387315873" office:target-frame-name="_top" xlink:show="replace"><text:span text:style-name="Hyperlink">Beschreibung der Aufgabenstellung</text:span></text:a><text:a xlink:type="simple" xlink:href="#_Toc387315873" office:target-frame-name="_top" xlink:show="replace"><text:tab/>4</text:a></text:p>
          <text:p text:style-name="P7"><text:a xlink:type="simple" xlink:href="#_Toc387315874" office:target-frame-name="_top" xlink:show="replace"><text:span text:style-name="Hyperlink">2.1</text:span></text:a><text:a xlink:type="simple" xlink:href="#_Toc387315874" office:target-frame-name="_top" xlink:show="replace"><text:span text:style-name="Absatz-Standardschriftart"><text:span text:style-name="T1"><text:tab/></text:span></text:span></text:a><text:a xlink:type="simple" xlink:href="#_Toc387315874" office:target-frame-name="_top" xlink:show="replace"><text:span text:style-name="Hyperlink">MGT-Aktivitätsdiagramm inkl. Begründung</text:span></text:a><text:a xlink:type="simple" xlink:href="#_Toc387315874" office:target-frame-name="_top" xlink:show="replace"><text:tab/>4</text:a></text:p>
          <text:p text:style-name="P7"><text:a xlink:type="simple" xlink:href="#_Toc387315875" office:target-frame-name="_top" xlink:show="replace"><text:span text:style-name="Hyperlink">2.2</text:span></text:a><text:a xlink:type="simple" xlink:href="#_Toc387315875" office:target-frame-name="_top" xlink:show="replace"><text:span text:style-name="Absatz-Standardschriftart"><text:span text:style-name="T1"><text:tab/></text:span></text:span></text:a><text:a xlink:type="simple" xlink:href="#_Toc387315875" office:target-frame-name="_top" xlink:show="replace"><text:span text:style-name="Hyperlink">Aktivitäten und Informationen</text:span></text:a><text:a xlink:type="simple" xlink:href="#_Toc387315875" office:target-frame-name="_top" xlink:show="replace"><text:tab/>5</text:a></text:p>
          <text:p text:style-name="P6"><text:a xlink:type="simple" xlink:href="#_Toc387315876" office:target-frame-name="_top" xlink:show="replace"><text:span text:style-name="Hyperlink">3</text:span></text:a><text:a xlink:type="simple" xlink:href="#_Toc387315876" office:target-frame-name="_top" xlink:show="replace"><text:span text:style-name="Absatz-Standardschriftart"><text:span text:style-name="T1"><text:tab/></text:span></text:span></text:a><text:a xlink:type="simple" xlink:href="#_Toc387315876" office:target-frame-name="_top" xlink:show="replace"><text:span text:style-name="Hyperlink">Dokumentation der Implementierung</text:span></text:a><text:a xlink:type="simple" xlink:href="#_Toc387315876" office:target-frame-name="_top" xlink:show="replace"><text:tab/>6</text:a></text:p>
          <text:p text:style-name="P7"><text:a xlink:type="simple" xlink:href="#_Toc387315877" office:target-frame-name="_top" xlink:show="replace"><text:span text:style-name="Hyperlink">3.0</text:span></text:a><text:a xlink:type="simple" xlink:href="#_Toc387315877" office:target-frame-name="_top" xlink:show="replace"><text:span text:style-name="Absatz-Standardschriftart"><text:span text:style-name="T1"><text:tab/></text:span></text:span></text:a><text:a xlink:type="simple" xlink:href="#_Toc387315877" office:target-frame-name="_top" xlink:show="replace"><text:span text:style-name="Hyperlink">Beschreibung der Aufgabenstellung</text:span></text:a><text:a xlink:type="simple" xlink:href="#_Toc387315877" office:target-frame-name="_top" xlink:show="replace"><text:tab/>6</text:a></text:p>
          <text:p text:style-name="P7"><text:a xlink:type="simple" xlink:href="#_Toc387315878" office:target-frame-name="_top" xlink:show="replace"><text:span text:style-name="Hyperlink">3.1</text:span></text:a><text:a xlink:type="simple" xlink:href="#_Toc387315878" office:target-frame-name="_top" xlink:show="replace"><text:span text:style-name="Absatz-Standardschriftart"><text:span text:style-name="T1"><text:tab/></text:span></text:span></text:a><text:a xlink:type="simple" xlink:href="#_Toc387315878" office:target-frame-name="_top" xlink:show="replace"><text:span text:style-name="Hyperlink">Lösung</text:span></text:a><text:a xlink:type="simple" xlink:href="#_Toc387315878" office:target-frame-name="_top" xlink:show="replace"><text:tab/>6</text:a></text:p>
        </text:index-body>
      </text:table-of-content>
      <text:p text:style-name="Standard"/>
      <text:h text:style-name="P14" text:outline-level="1"><text:bookmark-start text:name="_Toc387315869"/>Beschreibung der CPPI-Strategie<text:bookmark-end text:name="_Toc387315869"/></text:h>
      <text:p text:style-name="Textkörper"/>
      <text:h text:style-name="Überschrift_20_2" text:outline-level="2"><text:bookmark-start text:name="_Toc387315870"/>Beschreibung der Aufgabenstellung<text:bookmark-end text:name="_Toc387315870"/></text:h>
      <text:p text:style-name="Textkörper">Beschreibung der CPPI-Strategie mit eigenen Worten. Identifizieren und beschreiben Sie dabei die beteiligten Aktivitäten und Datenflüsse.</text:p>
      <text:h text:style-name="Überschrift_20_2" text:outline-level="2"><text:bookmark-start text:name="_Toc387315871"/>Lösung<text:bookmark-end text:name="_Toc387315871"/></text:h>
      <text:p text:style-name="P11">Bei der CPPI handelt es sich um eine Handelsstrategie, die versucht das Risiko des Verlustes zu minimieren, während sie den potentiellen Gewinn zu steigern versucht. Das erfolgt durch das Aufteilen des Vermögens auf das Spielkapital (Cushion) und den Sicherheitsbetrag (Vermögen - Spielgeld). Das Spielgeld wird bestimmt, in dem man den Prozentsatz bestimmt, den der Investor bereit ist zu verlieren – aus dem <text:span text:style-name="T6">Prozentsatz</text:span> wird ein Multiplikator berechnet, mit dem der Restbetrag der Subtraktion (Gesamtvermögen minus Floor) multipliziert wird.</text:p>
      <text:p text:style-name="P11">Während das Spielkapital meistens in risikobehaftete Objekte investiert wird (wie beispielsweise Aktien), <text:span text:style-name="T5">wird der Rest des Kapitals in (theoretisch) risikolose Anleihen investiert. Nach einer Zeitperiode wird das Vermögen nochmals berechnet – sollte der Floor unterschritten worden sein, wird der gesamte Betrag in Anleihen investiert. Ansonsten wird wie vorhin das Spielgeld und der Sicherheitsbetrag berechnet.</text:span></text:p>
      <text:p text:style-name="P17">Somit ergibt sich eine Strategie, <text:span text:style-name="T7">die durch die Eigenschaften der Aktien den potentiellen Gewinn steigert (Wert der Aktien kann mehr steigen, als der der Anleihen), und durch die neu Berechnung nach Ende jeder Periode und den Sicherheitsbetrag in Anleihen die Wahrscheinlichkeit und den Betrag des Verlustes minimiert (sollten die Aktien einen Totalverlust aufweisen, wird noch immer das Vermögen * (1-maximaler Verlust) übrig bleiben).</text:span></text:p>
      <text:p text:style-name="P18">Beteiligte Aktivitäten und Datenflüsse</text:p>
      <text:h text:style-name="P15" text:outline-level="1"><text:bookmark-start text:name="_Toc387315872"/>Zuordnung eines PDCA-Management-Infrastruktur<text:bookmark-end text:name="_Toc387315872"/></text:h>
      <text:p text:style-name="Textkörper"/>
      <text:h text:style-name="Überschrift_20_2" text:outline-level="2"><text:bookmark-start text:name="_Toc387315873"/>Beschreibung der Aufgabenstellung<text:bookmark-end text:name="_Toc387315873"/></text:h>
      <text:p text:style-name="Textkörper">Ordnen Sie die identifizierten Aktivitäten einer PDCA-Management-Infrastruktur (Aktivitäten und Informationsobjekte) zu. Begründete Entscheidung für eine konkrete Management-Infrastruktur, welche zur Implementierung der CPPI-Strategie verwendet wird. </text:p>
      <text:h text:style-name="Überschrift_20_2" text:outline-level="2"><text:bookmark-start text:name="_Toc387315874"/>MGT-Aktivitätsdiagramm inkl. Begründung<text:bookmark-end text:name="_Toc387315874"/></text:h>
      <text:p text:style-name="P8"><draw:frame draw:style-name="fr2" draw:name="Object 1" text:anchor-type="as-char" svg:y="0in" svg:width="6.6882in" style:rel-width="scale" svg:height="5.5681in" style:rel-height="scale" draw:z-index="0"><draw:object-ole xlink:href="./Object 1" xlink:type="simple" xlink:show="embed" xlink:actuate="onLoad"/><draw:image xlink:href="./ObjectReplacements/Object 1" xlink:type="simple" xlink:show="embed" xlink:actuate="onLoad"/></draw:frame></text:p>
      <text:p text:style-name="P8"/>
      <text:h text:style-name="P16" text:outline-level="2"><text:bookmark-start text:name="_Toc387315875"/>Aktivitäten und Informationen<text:bookmark-end text:name="_Toc387315875"/></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Nr.</text:p>
          </table:table-cell>
          <table:table-cell table:style-name="Table1.A1" office:value-type="string">
            <text:p text:style-name="P9">Stereotyp</text:p>
          </table:table-cell>
          <table:table-cell table:style-name="Table1.A1" office:value-type="string">
            <text:p text:style-name="P9">Bezeichnung</text:p>
          </table:table-cell>
          <table:table-cell table:style-name="Table1.A1" office:value-type="string">
            <text:p text:style-name="P9">Beschreibung</text:p>
          </table:table-cell>
        </table:table-row>
        <table:table-row>
          <table:table-cell table:style-name="Table1.A1" office:value-type="string">
            <text:p text:style-name="P10">1</text:p>
          </table:table-cell>
          <table:table-cell table:style-name="Table1.A1" office:value-type="string">
            <text:p text:style-name="P10">[Plan]</text:p>
            <text:p text:style-name="P10">Aktivität</text:p>
          </table:table-cell>
          <table:table-cell table:style-name="Table1.A1" office:value-type="string">
            <text:p text:style-name="Textkörper"><text:span text:style-name="Absatz-Standardschriftart"><text:span text:style-name="T2">Planung von …</text:span></text:span></text:p>
          </table:table-cell>
          <table:table-cell table:style-name="Table1.A1" office:value-type="string">
            <text:p text:style-name="P10">…</text:p>
          </table:table-cell>
        </table:table-row>
        <table:table-row>
          <table:table-cell table:style-name="Table1.A1" office:value-type="string">
            <text:p text:style-name="P10">1a</text:p>
          </table:table-cell>
          <table:table-cell table:style-name="Table1.A1" office:value-type="string">
            <text:p text:style-name="P10">[Objective]</text:p>
            <text:p text:style-name="P10">Information</text:p>
          </table:table-cell>
          <table:table-cell table:style-name="Table1.A1" office:value-type="string">
            <text:p text:style-name="P10">…</text:p>
          </table:table-cell>
          <table:table-cell table:style-name="Table1.A1" office:value-type="string">
            <text:p text:style-name="P10">…</text:p>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
      <text:p text:style-name="Textkörper"/>
      <text:p text:style-name="Standard"/>
      <text:h text:style-name="P15" text:outline-level="1"><text:bookmark-start text:name="_Toc387315876"/>Dokumentation der Implementierung<text:bookmark-end text:name="_Toc387315876"/></text:h>
      <text:p text:style-name="Textkörper"/>
      <text:h text:style-name="Überschrift_20_2" text:outline-level="2"><text:bookmark-start text:name="_Toc387315877"/>Beschreibung der Aufgabenstellung<text:bookmark-end text:name="_Toc387315877"/></text:h>
      <text:p text:style-name="Textkörper"/>
      <text:p text:style-name="Standard">Implementieren Sie die CPPI-Strategie. Verwenden Sie dafür die vorgesehenen abstrakten Klassen. Dokumentieren Sie welche Klassen und Methoden konkret welchen CPPI-Aktivitäten entsprechen. Verwenden Sie dafür Code-Snippets für eine detaillierte Beschreibung. (Programmierer-Perspektive).</text:p>
      <text:p text:style-name="Standard"/>
      <text:p text:style-name="Standard">Im Source-Code finden Sie im Ordner „src“ folgende Pakete:</text:p>
      <text:list xml:id="list7134234943220665844" text:style-name="L2">
        <text:list-item>
          <text:p text:style-name="P19">at.ac.tuwien.imw.pdca</text:p>
        </text:list-item>
      </text:list>
      <text:p text:style-name="Listenabsatz">Hier befinden sich alle abstrakte Klassen und Interfaces die Sie für eine Implementierung benötigen. Je nachdem welche Management-Infrastruktur gewählt wird, sollen die jeweiligen Klasse ableiten und implementiert werden. Hier sollen Sie KEINE Änderung vornehmen!</text:p>
      <text:list xml:id="list143001321623998" text:continue-numbering="true" text:style-name="L2">
        <text:list-item>
          <text:p text:style-name="P19">at.ac.tuwien.imw.pdca.cppi</text:p>
        </text:list-item>
      </text:list>
      <text:p text:style-name="Listenabsatz">In diesen Packet sollen die abgeleiteten Klassen angelegt werden und implementiert werden.</text:p>
      <text:p text:style-name="Listenabsatz">Zum Beispiel:</text:p>
      <text:p text:style-name="Listenabsatz"><text:span text:style-name="Absatz-Standardschriftart"><text:span text:style-name="T3"><draw:frame draw:style-name="fr1" draw:name="Bild 476" text:anchor-type="as-char" svg:y="0in" svg:width="5.5598in" style:rel-width="scale" svg:height="0.3091in" style:rel-height="scale" draw:z-index="1"><draw:image xlink:href="Pictures/10000000000002160000000FFB50D3D1.png" xlink:type="simple" xlink:show="embed" xlink:actuate="onLoad"/></draw:frame></text:span></text:span></text:p>
      <text:list xml:id="list143002294014186" text:continue-numbering="true" text:style-name="L2">
        <text:list-item>
          <text:p text:style-name="P19">at.ac.tuwien.imw.pdca.cppi.service</text:p>
        </text:list-item>
      </text:list>
      <text:p text:style-name="Listenabsatz">Hier befindet sich unter anderen die Klasse „CPPISimulation.java“ die die Main-Methode enthält. Hier sollen die verschiedenen Prozesse gestartet werden.</text:p>
      <text:h text:style-name="Überschrift_20_2" text:outline-level="2"><text:bookmark-start text:name="_Toc387315878"/>Lösung<text:bookmark-end text:name="_Toc387315878"/></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de" fo:country="AT" fo:font-style="normal" fo:text-shadow="none" style:text-underline-style="none" fo:font-weight="normal" style:letter-kerning="false" style:font-name-asian="Times New Roman" style:font-size-asian="10pt" style:language-asian="de" style:country-asian="A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de" fo:country="AT" fo:font-style="normal" fo:text-shadow="none" style:text-underline-style="none" fo:font-weight="normal" style:letter-kerning="false" fo:background-color="transparent" style:font-name-asian="Times New Roman" style:font-size-asian="10pt" style:language-asian="de" style:country-asian="A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style:letter-kerning="true" style:font-name-asian="DejaVu Sans" style:font-family-asian="'DejaVu Sans'" style:font-family-generic-asian="swiss" style:font-pitch-asian="variable" style:font-size-asian="12pt" style:language-asian="hi" style:country-asian="IN" style:font-name-complex="DejaVu Sans" style:font-family-complex="'DejaVu Sans'" style:font-family-generic-complex="swiss" style:font-pitch-complex="variable" style:font-size-complex="12pt" style:language-complex="hi" style:country-complex="IN" fo:hyphenate="false"/>
    </style:style>
    <style:style style:name="Überschrift_20_1" style:display-name="Überschrift 1" style:family="paragraph" style:parent-style-name="Standard" style:next-style-name="Textkörper" style:default-outline-level="1">
      <style:paragraph-properties fo:margin-top="0.1665in" fo:margin-bottom="0.0835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size-complex="16pt" style:font-weight-complex="bold" fo:hyphenate="false"/>
    </style:style>
    <style:style style:name="Überschrift_20_2" style:display-name="Überschrift 2" style:family="paragraph" style:parent-style-name="Standard" style:next-style-name="Textkörper" style:default-outline-level="2">
      <style:paragraph-properties fo:margin-top="0.1665in" fo:margin-bottom="0.0835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fo:hyphenate="false"/>
    </style:style>
    <style:style style:name="Inhaltsverzeichnis_20_Überschrift" style:display-name="Inhaltsverzeichnis Überschrift" style:family="paragraph" style:parent-style-name="Standard">
      <style:paragraph-properties fo:margin-top="0.1665in" fo:margin-bottom="0.0835in" style:contextual-spacing="false" fo:hyphenation-ladder-count="no-limit" fo:keep-with-next="always" text:number-lines="false" text:line-number="0"/>
      <style:text-properties style:font-name="Arial" fo:font-family="Arial" style:font-family-generic="swiss" style:font-pitch="variable" fo:font-size="16pt" fo:font-weight="bold" style:font-size-asian="16pt" style:font-weight-asian="bold" style:font-size-complex="16pt" style:font-weight-complex="bold" fo:hyphenate="false"/>
    </style:style>
    <style:style style:name="Textkörper" style:family="paragraph" style:parent-style-name="Standard">
      <style:paragraph-properties fo:margin-top="0in" fo:margin-bottom="0.0835in" style:contextual-spacing="false" fo:hyphenation-ladder-count="no-limit"/>
      <style:text-properties fo:hyphenate="false"/>
    </style:style>
    <style:style style:name="Inhaltsverzeichnisüberschrift" style:family="paragraph" style:parent-style-name="Überschrift_20_1" style:next-style-name="Standard" style:default-outline-level="" style:list-style-name="">
      <style:paragraph-properties fo:margin-top="0.3335in" fo:margin-bottom="0in" style:contextual-spacing="false" fo:line-height="115%" fo:keep-together="always" fo:orphans="2" fo:widows="2" fo:hyphenation-ladder-count="no-limit"/>
      <style:text-properties fo:color="#365f91" style:font-name="Cambria" fo:font-family="Cambria" style:font-family-generic="roman" style:font-pitch="variable" fo:font-size="14pt" fo:language="de" fo:country="DE" style:letter-kerning="fals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fo:hyphenate="false"/>
    </style:style>
    <style:style style:name="Verzeichnis_20_1" style:display-name="Verzeichnis 1" style:family="paragraph" style:parent-style-name="Standard" style:next-style-name="Standard" style:auto-update="true">
      <style:paragraph-properties fo:hyphenation-ladder-count="no-limit"/>
      <style:text-properties style:font-name-complex="Mangal" style:font-family-complex="Mangal" style:font-family-generic-complex="roman" style:font-pitch-complex="variable" style:font-size-complex="10.5pt" fo:hyphenate="false"/>
    </style:style>
    <style:style style:name="Verzeichnis_20_2" style:display-name="Verzeichnis 2" style:family="paragraph" style:parent-style-name="Standard" style:next-style-name="Standard" style:auto-update="true">
      <style:paragraph-properties fo:margin-left="0.166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okumentstruktur"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contextual-spacing="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Dokumentstruktur_20_Zchn" style:display-name="Dokumentstruktur Zchn" style:family="text" style:parent-style-name="Absatz-Standardschriftart">
      <style:text-properties style:font-name="Tahoma" fo:font-family="Tahoma" style:font-family-generic="swiss" style:font-pitch="variable" fo:font-size="8pt" style:letter-kerning="true" style:font-name-asian="DejaVu Sans" style:font-family-asian="'DejaVu Sans'" style:font-family-generic-asian="swiss" style:font-pitch-asian="variable" style:font-size-asian="8pt" style:language-asian="hi" style:country-asian="IN" style:font-name-complex="Mangal" style:font-family-complex="Mangal" style:font-family-generic-complex="roman" style:font-pitch-complex="variable" style:font-size-complex="7pt" style:language-complex="hi" style:country-complex="IN"/>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letter-kerning="true" style:font-name-asian="DejaVu Sans" style:font-family-asian="'DejaVu Sans'" style:font-family-generic-asian="swiss" style:font-pitch-asian="variable" style:font-size-asian="8pt" style:language-asian="hi" style:country-asian="IN" style:font-name-complex="Mangal" style:font-family-complex="Mangal" style:font-family-generic-complex="roman" style:font-pitch-complex="variable" style:font-size-complex="7pt" style:language-complex="hi" style:country-complex="IN"/>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Times New Roman" fo:font-family="'Times New Roman'" style:font-family-generic="roman" style:font-pitch="variable" style:font-name-asian="DejaVu Sans" style:font-family-asian="'DejaVu Sans'" style:font-family-generic-asian="swiss" style:font-pitch-asian="variable" style:font-name-complex="Times New Roman" style:font-family-complex="'Times New Roman'" style:font-family-generic-complex="roman"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space-before="0.25in" text:min-label-width="0.25in"/>
      </text:outline-level-style>
      <text:outline-level-style text:level="2" style:num-format="1" text:display-levels="2">
        <style:list-level-properties text:min-label-width="0.4in"/>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Enterprise Information Systems –</dc:title>
    <meta:initial-creator>David</meta:initial-creator>
    <meta:creation-date>2014-05-09T08:12:00Z</meta:creation-date>
    <dc:date>2014-05-17T14:30:00.384702067</dc:date>
    <meta:editing-cycles>10</meta:editing-cycles>
    <meta:editing-duration>PT12M39S</meta:editing-duration>
    <meta:document-statistic meta:table-count="1" meta:image-count="1" meta:object-count="1" meta:page-count="6" meta:paragraph-count="63" meta:word-count="495" meta:character-count="3937" meta:non-whitespace-character-count="3510"/>
    <meta:template xlink:type="simple" xlink:actuate="onRequest" xlink:title="" xlink:href="./Übungsaufgabe%20-%20Vorlage"/>
  </office:meta>
</office:document-meta>
</file>